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UnitLifeCycle.checkComponentStartedOrStopped( String tas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iceUnitLifeCycle.getOperation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iceUnitLifeCycle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iceUnitLifeCyc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LifeCycle.fireEvent( int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rviceUnitLifeCycle.is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LifeCycle.getCurre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LifeCycle.getServi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LifeCycle.firePropertyChanged( String name , Object oldValue , Object new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iceUnitLifeCycle.getServiceUni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UnitLifeCycl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LifeCycle.setPropertyChangeListener( PropertyChang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LifeCycle.getAttribute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iceUnitLifeCycle.getComponen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UnitLifeCycle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LifeCycle.checkComponentStarted( String tas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iceUnitLifeCycle.ServiceUnitLifeCycle( ServiceUnit serviceUnit , String serviceAssembly , Registry registry , File root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iceUnitLifeCycle.is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LifeCycle.getObjectToMan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LifeCycle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UnitLifeCycle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iceUnitLifeCycle.get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LifeCycl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LifeCycle.isSto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LifeCycle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iceUnitLifeCycle.getServiceUnitRoo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LifeCycle.getServiceAssemb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LifeCycle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iceUnitLifeCycle.getCompon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